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1" style:family="text">
      <style:text-properties fo:background-color="transparent" fo:color="#000000" fo:font-family="DejaVu Sans" fo:font-size="15.000000000000000pt" fo:font-style="normal" fo:font-variant="normal" fo:font-weight="normal" fo:text-transform="none" style:font-family-generic="roman" style:font-pitch="variable" style:text-line-through-style="none" style:text-line-through-type="none" style:text-position="0% 100%" style:text-underline-color="font-color" style:text-underline-style="none" style:text-underline-type="none"/>
    </style:style>
    <style:style style:name="T2" style:family="text">
      <style:text-properties fo:background-color="transparent" fo:font-family="DejaVu Sans" fo:font-size="15.000000000000000pt" fo:font-style="normal" fo:font-variant="normal" fo:font-weight="normal" fo:text-transform="none" style:font-family-generic="roman" style:font-pitch="variable" style:text-line-through-style="none" style:text-line-through-type="none" style:text-underline-color="font-color" style:text-underline-style="none" style:text-underline-type="none"/>
    </style:style>
    <style:style style:name="P1" style:family="paragraph">
      <style:paragraph-properties style:font-independent-line-spacing="false" style:line-break="strict" style:punctuation-wrap="simple" style:text-autospace="ideograph-alpha" style:writing-mode="lr"/>
      <style:text-properties fo:country="US" fo:font-family="Nimbus Roman No9 L" fo:font-size="24.000000000000000pt" fo:language="en" style:font-family-generic="roman" style:font-pitch="variable" style:use-window-font-color="true"/>
    </style:style>
    <style:style style:name="P2" style:family="paragraph">
      <style:paragraph-properties fo:text-align="center" style:font-independent-line-spacing="false" style:line-break="strict" style:punctuation-wrap="simple" style:text-autospace="ideograph-alpha" style:writing-mode="lr"/>
      <style:text-properties fo:country="US" fo:font-family="Nimbus Roman No9 L" fo:font-size="24.000000000000000pt" fo:language="en" style:font-family-generic="roman" style:font-pitch="variable" style:use-window-font-color="true"/>
    </style:style>
    <style:style style:name="gr1" style:family="graphic">
      <style:graphic-properties draw:fill="none" draw:stroke="none" fo:margin="0.000000000000000pt" style:wrap="biggest" style:wrap-contour="false" style:wrap-dynamic-threshold="0.000000000000000pt"/>
    </style:style>
    <style:style style:name="gr2" style:family="graphic">
      <style:graphic-properties draw:fill="solid" draw:fill-color="#ffffff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2.834650580000000pt"/>
    </style:style>
    <style:style style:name="gr3" style:family="graphic">
      <style:graphic-properties draw:auto-grow-height="false" draw:auto-grow-width="true" draw:fill="none" draw:stroke="none" draw:textarea-vertical-align="middle" fo:margin="0.000000000000000pt" fo:padding="0.000000000000000pt" style:wrap="biggest" style:wrap-contour="false" style:wrap-dynamic-threshold="0.000000000000000pt"/>
      <style:paragraph-properties style:font-independent-line-spacing="false" style:line-break="strict" style:punctuation-wrap="simple" style:text-autospace="ideograph-alpha" style:writing-mode="lr"/>
      <style:text-properties fo:country="US" fo:font-family="Nimbus Roman No9 L" fo:font-size="24.000000000000000pt" fo:language="en" style:font-family-generic="roman" style:font-pitch="variable" style:use-window-font-color="true"/>
    </style:style>
    <style:style style:name="gr4" style:family="graphic">
      <style:graphic-properties draw:fill="solid" draw:fill-color="#d9d9cd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2.834650580000000pt"/>
    </style:style>
    <style:style style:name="gr5" style:family="graphic">
      <style:graphic-properties draw:fill="none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0.283465058000000pt"/>
    </style:style>
    <style:style style:name="gr6" style:family="graphic">
      <style:graphic-properties draw:fill="solid" draw:fill-color="#a1a1a1" draw:stroke="solid" draw:stroke-linejoin="bevel" draw:textarea-horizontal-align="left" draw:textarea-vertical-align="top" fo:margin="0.000000000000000pt" style:wrap="biggest" style:wrap-contour="false" style:wrap-dynamic-threshold="0.000000000000000pt" svg:fill-rule="evenodd" svg:stroke-color="#000000" svg:stroke-linecap="butt" svg:stroke-opacity="1" svg:stroke-width="2.834650580000000pt"/>
    </style:style>
    <style:style style:name="gr7" style:family="graphic">
      <style:graphic-properties draw:fill="none" draw:stroke="solid" draw:stroke-linejoin="bevel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gr8" style:family="graphic">
      <style:graphic-properties draw:fill="none" draw:stroke="solid" draw:stroke-linejoin="bevel" draw:textarea-horizontal-align="left" draw:textarea-vertical-align="middle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dp2" style:family="drawing-page"/>
  </office:automatic-styles>
  <office:body>
    <office:drawing>
      <draw:page draw:name="page1" draw:id="page1" xml:id="page1" draw:master-page-name="Default1" draw:style-name="dp2">
        <draw:layer-set>
          <draw:layer draw:name=""/>
        </draw:layer-set>
        <draw:g draw:style-name="gr1" xml:id="shape-1" draw:id="shape-1" svg:y="253.59126218873pt">
          <draw:path draw:style-name="gr2" xml:id="shape-2" draw:id="shape-2" draw:layer="" svg:width="281.17169556407pt" svg:height="83.99734879243pt" svg:x="309.44797183428pt" svg:y="147.16092541212pt" svg:viewBox="0 0 281 84" svg:d="M0 0L281.172 0L281.172 83.9973L0 83.9973Z" calligra:nodeTypes="ccccc">
            <draw:glue-point draw:id="4" svg:x="0.50000000000pt" svg:y="0.50000000000pt" draw:align="center"/>
            <draw:glue-point draw:id="5" svg:x="0.50000000000pt" svg:y="0.50000000000pt" draw:align="center"/>
          </draw:path>
          <draw:frame draw:style-name="gr3" xml:id="shape-3" draw:id="shape-3" draw:layer="" svg:width="224.80904078871pt" svg:height="83.99798999846pt" svg:x="337.54910193287pt" svg:y="147.16092541212pt">
            <draw:text-box>
              <text:p text:style-name="P1"/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glue-point draw:id="4" svg:x="0%" svg:y="-50%"/>
          <draw:glue-point draw:id="5" svg:x="0%" svg:y="50%"/>
          <draw:glue-point draw:id="6" svg:x="50%" svg:y="0%"/>
          <draw:glue-point draw:id="7" svg:x="0%" svg:y="0%"/>
        </draw:g>
        <draw:g draw:style-name="gr1" xml:id="shape-4" draw:id="shape-4" svg:y="287.80958534818pt">
          <draw:path draw:style-name="gr2" xml:id="shape-5" draw:id="shape-5" draw:layer="" svg:width="113.79103222163pt" svg:height="42.44937670603pt" svg:x="315.16752035811pt" svg:y="168.95725930865pt" svg:viewBox="0 0 114 42" svg:d="M0 0L113.791 0L113.791 42.4494L0 42.4494Z" calligra:nodeTypes="ccccc">
            <draw:glue-point draw:id="4" svg:x="0.50000000000pt" svg:y="0.50000000000pt" draw:align="center"/>
            <draw:glue-point draw:id="5" svg:x="0.50000000000pt" svg:y="0.50000000000pt" draw:align="center"/>
          </draw:path>
          <draw:frame draw:style-name="gr3" xml:id="shape-6" draw:id="shape-6" draw:layer="" svg:width="90.83832947876pt" svg:height="42.67870737524pt" svg:x="326.52231154295pt" svg:y="168.95725930865pt">
            <draw:text-box>
              <text:p text:style-name="P2"><text:span text:style-name="T1">Coordinator</text:span></text:p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glue-point draw:id="4" svg:x="0%" svg:y="-50%"/>
          <draw:glue-point draw:id="5" svg:x="0%" svg:y="50%"/>
          <draw:glue-point draw:id="6" svg:x="50%" svg:y="0%"/>
          <draw:glue-point draw:id="7" svg:x="0%" svg:y="0%"/>
        </draw:g>
        <draw:g draw:style-name="gr1" xml:id="shape-7" draw:id="shape-7" svg:y="287.81607160850pt">
          <draw:path draw:style-name="gr2" xml:id="shape-8" draw:id="shape-8" draw:layer="" svg:width="114.08804610234pt" svg:height="42.57916889117pt" svg:x="465.81909309672pt" svg:y="168.89236321608pt" svg:viewBox="0 0 114 43" svg:d="M0 0L114.088 0L114.088 42.5792L0 42.5792Z" calligra:nodeTypes="ccccc">
            <draw:glue-point draw:id="4" svg:x="0.50000000000pt" svg:y="0.50000000000pt" draw:align="center"/>
            <draw:glue-point draw:id="5" svg:x="0.50000000000pt" svg:y="0.50000000000pt" draw:align="center"/>
          </draw:path>
          <draw:frame draw:style-name="gr3" xml:id="shape-9" draw:id="shape-9" draw:layer="" svg:width="90.83832947876pt" svg:height="42.67870737524pt" svg:x="477.17388428156pt" svg:y="168.89236321608pt">
            <draw:text-box>
              <text:p text:style-name="P2"><text:span text:style-name="T2">Network Emulator</text:span></text:p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glue-point draw:id="4" svg:x="0%" svg:y="-50%"/>
          <draw:glue-point draw:id="5" svg:x="0%" svg:y="50%"/>
          <draw:glue-point draw:id="6" svg:x="50%" svg:y="0%"/>
          <draw:glue-point draw:id="7" svg:x="0%" svg:y="0%"/>
        </draw:g>
        <draw:g draw:style-name="gr1" xml:id="shape-10" draw:id="shape-10" svg:y="29.77039741870pt">
          <draw:rect draw:style-name="gr4" xml:id="shape-11" draw:id="shape-11" draw:layer="" svg:width="65.73817616233pt" svg:height="51.22007197530pt" svg:x="275.34917082831pt" svg:y="100.13641607811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5" xml:id="shape-12" draw:id="shape-12" draw:layer="" svg:width="65.73817616233pt" svg:height="51.22007197530pt" svg:x="275.34917082831pt" svg:y="100.13641607811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6" xml:id="shape-13" draw:id="shape-13" draw:layer="" svg:width="58.44123860831pt" svg:height="40.95762204143pt" svg:x="278.99763960532pt" svg:y="103.54699075673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5" xml:id="shape-14" draw:id="shape-14" draw:layer="" svg:width="58.44123860831pt" svg:height="40.95762204143pt" svg:x="278.99763960532pt" svg:y="103.54699075673pt">
            <draw:glue-point draw:id="4" svg:x="0.50000000000pt" svg:y="0.50000000000pt" draw:align="center"/>
            <draw:glue-point draw:id="5" svg:x="0.50000000000pt" svg:y="0.50000000000pt" draw:align="center"/>
          </draw:rect>
          <draw:path draw:style-name="gr4" xml:id="shape-15" draw:id="shape-15" draw:layer="" svg:width="43.69517569471pt" svg:height="3.50806027152pt" svg:x="286.29457715933pt" svg:y="151.35648805341pt" svg:viewBox="0 0 44 4" svg:d="M0 0L43.6952 0L32.7551 3.50806L10.9074 3.50806Z" calligra:nodeTypes="ccc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5" xml:id="shape-16" draw:id="shape-16" draw:layer="" svg:width="43.69517569471pt" svg:height="3.50806027152pt" svg:x="286.29457715933pt" svg:y="151.35648805341pt" svg:viewBox="0 0 44 4" svg:d="M0 0L43.6952 0L32.7551 3.50806L10.9074 3.50806Z" calligra:nodeTypes="ccccc">
            <draw:glue-point draw:id="4" svg:x="0.50000000000pt" svg:y="0.50000000000pt" draw:align="center"/>
            <draw:glue-point draw:id="5" svg:x="0.50000000000pt" svg:y="0.50000000000pt" draw:align="center"/>
          </draw:path>
          <draw:rect draw:style-name="gr4" xml:id="shape-17" draw:id="shape-17" draw:layer="" svg:width="21.92368175014pt" svg:height="3.41057467862pt" svg:x="297.27285257844pt" svg:y="154.76706273203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5" xml:id="shape-18" draw:id="shape-18" draw:layer="" svg:width="21.92368175014pt" svg:height="3.41057467862pt" svg:x="297.27285257844pt" svg:y="154.76706273203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4" xml:id="shape-19" draw:id="shape-19" draw:layer="" svg:width="43.81449441219pt" svg:height="3.41057467862pt" svg:x="286.29457715933pt" svg:y="158.17763741065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5" xml:id="shape-20" draw:id="shape-20" draw:layer="" svg:width="43.81449441219pt" svg:height="3.41057467862pt" svg:x="286.29457715933pt" svg:y="158.17763741065pt">
            <draw:glue-point draw:id="4" svg:x="0.50000000000pt" svg:y="0.50000000000pt" draw:align="center"/>
            <draw:glue-point draw:id="5" svg:x="0.50000000000pt" svg:y="0.50000000000pt" draw:align="center"/>
          </draw:rect>
          <draw:glue-point draw:id="4" svg:x="-50%" svg:y="0%"/>
          <draw:glue-point draw:id="5" svg:x="50%" svg:y="0%"/>
          <draw:glue-point draw:id="6" svg:x="0%" svg:y="-50%"/>
          <draw:glue-point draw:id="7" svg:x="0%" svg:y="50%"/>
          <draw:glue-point draw:id="8" svg:x="-50%" svg:y="-50%"/>
          <draw:glue-point draw:id="9" svg:x="-50%" svg:y="33.33%"/>
          <draw:glue-point draw:id="10" svg:x="50%" svg:y="-50%"/>
          <draw:glue-point draw:id="11" svg:x="50%" svg:y="33.33%"/>
          <draw:glue-point draw:id="12" svg:x="-33.3301%" svg:y="50%"/>
          <draw:glue-point draw:id="13" svg:x="33.33%" svg:y="50%"/>
          <draw:glue-point draw:id="14" svg:x="2.78%" svg:y="2.78%"/>
          <draw:glue-point draw:id="15" svg:x="0.50000000000pt" svg:y="0.50000000000pt" draw:align="center"/>
        </draw:g>
        <draw:g draw:style-name="gr1" xml:id="shape-21" draw:id="shape-21" svg:y="178.12111507422pt">
          <draw:path draw:style-name="gr2" xml:id="shape-22" draw:id="shape-22" draw:layer="" svg:width="281.34380065886pt" svg:height="83.99464887765pt" svg:x="74.78397764229pt" svg:y="379.53813564973pt" svg:viewBox="0 0 281 84" svg:d="M0 0L281.344 0L281.344 83.9946L0 83.9946Z" calligra:nodeTypes="ccccc">
            <draw:glue-point draw:id="4" svg:x="0.50000000000pt" svg:y="0.50000000000pt" draw:align="center"/>
            <draw:glue-point draw:id="5" svg:x="0.50000000000pt" svg:y="0.50000000000pt" draw:align="center"/>
          </draw:path>
          <draw:frame draw:style-name="gr3" xml:id="shape-23" draw:id="shape-23" draw:layer="" svg:width="224.80904078871pt" svg:height="83.99798999846pt" svg:x="102.88510774088pt" svg:y="379.53813564973pt">
            <draw:text-box>
              <text:p text:style-name="P1"/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glue-point draw:id="4" svg:x="0%" svg:y="-50%"/>
          <draw:glue-point draw:id="5" svg:x="0%" svg:y="50%"/>
          <draw:glue-point draw:id="6" svg:x="50%" svg:y="0%"/>
          <draw:glue-point draw:id="7" svg:x="0%" svg:y="0%"/>
        </draw:g>
        <draw:g draw:style-name="gr1" xml:id="shape-24" draw:id="shape-24" svg:y="200.32121503093pt">
          <draw:path draw:style-name="gr2" xml:id="shape-25" draw:id="shape-25" draw:layer="" svg:width="113.58241532922pt" svg:height="42.90358503678pt" svg:x="80.50352616612pt" svg:y="401.73823560644pt" svg:viewBox="0 0 114 43" svg:d="M0 0L113.582 0L113.582 42.9036L0 42.9036Z" calligra:nodeTypes="ccccc">
            <draw:glue-point draw:id="4" svg:x="0.50000000000pt" svg:y="0.50000000000pt" draw:align="center"/>
            <draw:glue-point draw:id="5" svg:x="0.50000000000pt" svg:y="0.50000000000pt" draw:align="center"/>
          </draw:path>
          <draw:frame draw:style-name="gr3" xml:id="shape-26" draw:id="shape-26" draw:layer="" svg:width="90.83832947876pt" svg:height="42.67870737524pt" svg:x="91.85831735097pt" svg:y="401.73823560644pt">
            <draw:text-box>
              <text:p text:style-name="P2"><text:span text:style-name="T1">Client</text:span></text:p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glue-point draw:id="4" svg:x="0%" svg:y="-50%"/>
          <draw:glue-point draw:id="5" svg:x="0%" svg:y="50%"/>
          <draw:glue-point draw:id="6" svg:x="50%" svg:y="0%"/>
          <draw:glue-point draw:id="7" svg:x="0%" svg:y="0%"/>
        </draw:g>
        <draw:g draw:style-name="gr1" xml:id="shape-27" draw:id="shape-27" svg:y="200.69176396733pt">
          <draw:path draw:style-name="gr2" xml:id="shape-28" draw:id="shape-28" draw:layer="" svg:width="114.17611406775pt" svg:height="42.16248716397pt" svg:x="231.15509890473pt" svg:y="402.10878454284pt" svg:viewBox="0 0 114 42" svg:d="M0 0L114.176 0L114.176 42.1625L0 42.1625Z" calligra:nodeTypes="ccccc">
            <draw:glue-point draw:id="4" svg:x="0.50000000000pt" svg:y="0.50000000000pt" draw:align="center"/>
            <draw:glue-point draw:id="5" svg:x="0.50000000000pt" svg:y="0.50000000000pt" draw:align="center"/>
          </draw:path>
          <draw:frame draw:style-name="gr3" xml:id="shape-29" draw:id="shape-29" draw:layer="" svg:width="90.83832947876pt" svg:height="42.67870737524pt" svg:x="242.50989008958pt" svg:y="402.10878454284pt">
            <draw:text-box>
              <text:p text:style-name="P2"><text:span text:style-name="T2">Application</text:span></text:p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glue-point draw:id="4" svg:x="0%" svg:y="-50%"/>
          <draw:glue-point draw:id="5" svg:x="0%" svg:y="50%"/>
          <draw:glue-point draw:id="6" svg:x="50%" svg:y="0%"/>
          <draw:glue-point draw:id="7" svg:x="0%" svg:y="0%"/>
        </draw:g>
        <draw:g draw:style-name="gr1" xml:id="shape-30" draw:id="shape-30" svg:y="131.09660574021pt">
          <draw:rect draw:style-name="gr4" xml:id="shape-31" draw:id="shape-31" draw:layer="" svg:width="65.73817616233pt" svg:height="51.22007197530pt" svg:x="40.68517663632pt" svg:y="332.51362631572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5" xml:id="shape-32" draw:id="shape-32" draw:layer="" svg:width="65.73817616233pt" svg:height="51.22007197530pt" svg:x="40.68517663632pt" svg:y="332.51362631572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6" xml:id="shape-33" draw:id="shape-33" draw:layer="" svg:width="58.44123860831pt" svg:height="40.95762204143pt" svg:x="44.33364541333pt" svg:y="335.92420099434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5" xml:id="shape-34" draw:id="shape-34" draw:layer="" svg:width="58.44123860831pt" svg:height="40.95762204143pt" svg:x="44.33364541333pt" svg:y="335.92420099434pt">
            <draw:glue-point draw:id="4" svg:x="0.50000000000pt" svg:y="0.50000000000pt" draw:align="center"/>
            <draw:glue-point draw:id="5" svg:x="0.50000000000pt" svg:y="0.50000000000pt" draw:align="center"/>
          </draw:rect>
          <draw:path draw:style-name="gr4" xml:id="shape-35" draw:id="shape-35" draw:layer="" svg:width="43.39248729581pt" svg:height="3.07662147903pt" svg:x="51.63058296735pt" svg:y="383.73369829102pt" svg:viewBox="0 0 43 3" svg:d="M0 0L43.3925 0L32.5282 3.07662L10.8318 3.07662Z" calligra:nodeTypes="ccc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5" xml:id="shape-36" draw:id="shape-36" draw:layer="" svg:width="43.39248729581pt" svg:height="3.07662147903pt" svg:x="51.63058296735pt" svg:y="383.73369829102pt" svg:viewBox="0 0 43 3" svg:d="M0 0L43.3925 0L32.5282 3.07662L10.8318 3.07662Z" calligra:nodeTypes="ccccc">
            <draw:glue-point draw:id="4" svg:x="0.50000000000pt" svg:y="0.50000000000pt" draw:align="center"/>
            <draw:glue-point draw:id="5" svg:x="0.50000000000pt" svg:y="0.50000000000pt" draw:align="center"/>
          </draw:path>
          <draw:rect draw:style-name="gr4" xml:id="shape-37" draw:id="shape-37" draw:layer="" svg:width="21.92368175014pt" svg:height="3.41057467862pt" svg:x="62.60885838646pt" svg:y="387.14427296964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5" xml:id="shape-38" draw:id="shape-38" draw:layer="" svg:width="21.92368175014pt" svg:height="3.41057467862pt" svg:x="62.60885838646pt" svg:y="387.14427296964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4" xml:id="shape-39" draw:id="shape-39" draw:layer="" svg:width="43.81449441219pt" svg:height="3.41057467862pt" svg:x="51.63058296735pt" svg:y="390.55484764826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5" xml:id="shape-40" draw:id="shape-40" draw:layer="" svg:width="43.81449441219pt" svg:height="3.41057467862pt" svg:x="51.63058296735pt" svg:y="390.55484764826pt">
            <draw:glue-point draw:id="4" svg:x="0.50000000000pt" svg:y="0.50000000000pt" draw:align="center"/>
            <draw:glue-point draw:id="5" svg:x="0.50000000000pt" svg:y="0.50000000000pt" draw:align="center"/>
          </draw:rect>
          <draw:glue-point draw:id="4" svg:x="-50%" svg:y="0%"/>
          <draw:glue-point draw:id="5" svg:x="50%" svg:y="0%"/>
          <draw:glue-point draw:id="6" svg:x="0%" svg:y="-50%"/>
          <draw:glue-point draw:id="7" svg:x="0%" svg:y="50%"/>
          <draw:glue-point draw:id="8" svg:x="-50%" svg:y="-50%"/>
          <draw:glue-point draw:id="9" svg:x="-50%" svg:y="33.33%"/>
          <draw:glue-point draw:id="10" svg:x="50%" svg:y="-50%"/>
          <draw:glue-point draw:id="11" svg:x="50%" svg:y="33.33%"/>
          <draw:glue-point draw:id="12" svg:x="-33.3301%" svg:y="50%"/>
          <draw:glue-point draw:id="13" svg:x="33.33%" svg:y="50%"/>
          <draw:glue-point draw:id="14" svg:x="2.78%" svg:y="2.78%"/>
          <draw:glue-point draw:id="15" svg:x="0.50000000000pt" svg:y="0.50000000000pt" draw:align="center"/>
        </draw:g>
        <draw:connector draw:style-name="gr7" xml:id="shape-41" draw:id="shape-41" draw:layer="" draw:type="standard" draw:start-shape="shape-25" draw:start-glue-point="1" draw:end-shape="shape-28" draw:end-glue-point="3" svg:d="M0 0.242977L20 0.242977L20 0.121489L17.0692 0.121489L17.0692 0L17.0692 0L37.0692 0" svg:viewBox="0 0 37 0"/>
        <draw:g draw:style-name="gr1" xml:id="shape-42" draw:id="shape-42" svg:y="455.10865725385pt">
          <draw:path draw:style-name="gr2" xml:id="shape-43" draw:id="shape-43" draw:layer="" svg:width="281.68822153938pt" svg:height="83.98924922165pt" svg:x="504.24186307116pt" svg:y="380.48070767754pt" svg:viewBox="0 0 282 84" svg:d="M0 0L281.688 0L281.688 83.9892L0 83.9892Z" calligra:nodeTypes="ccccc">
            <draw:glue-point draw:id="4" svg:x="0.50000000000pt" svg:y="0.50000000000pt" draw:align="center"/>
            <draw:glue-point draw:id="5" svg:x="0.50000000000pt" svg:y="0.50000000000pt" draw:align="center"/>
          </draw:path>
          <draw:frame draw:style-name="gr3" xml:id="shape-44" draw:id="shape-44" draw:layer="" svg:width="224.80904078871pt" svg:height="83.99798999846pt" svg:x="532.34299316975pt" svg:y="380.48070767754pt">
            <draw:text-box>
              <text:p text:style-name="P1"/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glue-point draw:id="4" svg:x="0%" svg:y="-50%"/>
          <draw:glue-point draw:id="5" svg:x="0%" svg:y="50%"/>
          <draw:glue-point draw:id="6" svg:x="50%" svg:y="0%"/>
          <draw:glue-point draw:id="7" svg:x="0%" svg:y="0%"/>
        </draw:g>
        <draw:g draw:style-name="gr1" xml:id="shape-45" draw:id="shape-45" svg:y="477.30875721056pt">
          <draw:path draw:style-name="gr2" xml:id="shape-46" draw:id="shape-46" draw:layer="" svg:width="113.16594647301pt" svg:height="42.80740118567pt" svg:x="509.96141159499pt" svg:y="402.68080763425pt" svg:viewBox="0 0 113 43" svg:d="M0 0L113.166 0L113.166 42.8074L0 42.8074Z" calligra:nodeTypes="ccccc">
            <draw:glue-point draw:id="4" svg:x="0.50000000000pt" svg:y="0.50000000000pt" draw:align="center"/>
            <draw:glue-point draw:id="5" svg:x="0.50000000000pt" svg:y="0.50000000000pt" draw:align="center"/>
          </draw:path>
          <draw:frame draw:style-name="gr3" xml:id="shape-47" draw:id="shape-47" draw:layer="" svg:width="90.83832947876pt" svg:height="42.67870737524pt" svg:x="521.31620277984pt" svg:y="402.68080763425pt">
            <draw:text-box>
              <text:p text:style-name="P2"><text:span text:style-name="T1">Client</text:span></text:p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glue-point draw:id="4" svg:x="0%" svg:y="-50%"/>
          <draw:glue-point draw:id="5" svg:x="0%" svg:y="50%"/>
          <draw:glue-point draw:id="6" svg:x="50%" svg:y="0%"/>
          <draw:glue-point draw:id="7" svg:x="0%" svg:y="0%"/>
        </draw:g>
        <draw:g draw:style-name="gr1" xml:id="shape-48" draw:id="shape-48" svg:y="477.43632899763pt">
          <draw:path draw:style-name="gr2" xml:id="shape-49" draw:id="shape-49" draw:layer="" svg:width="114.35238596315pt" svg:height="42.32561583454pt" svg:x="660.61298433360pt" svg:y="402.80837942132pt" svg:viewBox="0 0 114 42" svg:d="M0 0L114.352 0L114.352 42.3256L0 42.3256Z" calligra:nodeTypes="ccccc">
            <draw:glue-point draw:id="4" svg:x="0.50000000000pt" svg:y="0.50000000000pt" draw:align="center"/>
            <draw:glue-point draw:id="5" svg:x="0.50000000000pt" svg:y="0.50000000000pt" draw:align="center"/>
          </draw:path>
          <draw:frame draw:style-name="gr3" xml:id="shape-50" draw:id="shape-50" draw:layer="" svg:width="90.83832947876pt" svg:height="42.67870737524pt" svg:x="671.96777551845pt" svg:y="402.80837942132pt">
            <draw:text-box>
              <text:p text:style-name="P2"><text:span text:style-name="T2">Application</text:span></text:p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glue-point draw:id="4" svg:x="0%" svg:y="-50%"/>
          <draw:glue-point draw:id="5" svg:x="0%" svg:y="50%"/>
          <draw:glue-point draw:id="6" svg:x="50%" svg:y="0%"/>
          <draw:glue-point draw:id="7" svg:x="0%" svg:y="0%"/>
        </draw:g>
        <draw:g draw:style-name="gr1" xml:id="shape-51" draw:id="shape-51" svg:y="408.08414791984pt">
          <draw:rect draw:style-name="gr4" xml:id="shape-52" draw:id="shape-52" draw:layer="" svg:width="65.73817616233pt" svg:height="51.22007197530pt" svg:x="741.65117711024pt" svg:y="333.45619834353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5" xml:id="shape-53" draw:id="shape-53" draw:layer="" svg:width="65.73817616233pt" svg:height="51.22007197530pt" svg:x="741.65117711024pt" svg:y="333.45619834353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6" xml:id="shape-54" draw:id="shape-54" draw:layer="" svg:width="58.44123860831pt" svg:height="40.95762204143pt" svg:x="745.29964588725pt" svg:y="336.86677302215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5" xml:id="shape-55" draw:id="shape-55" draw:layer="" svg:width="58.44123860831pt" svg:height="40.95762204143pt" svg:x="745.29964588725pt" svg:y="336.86677302215pt">
            <draw:glue-point draw:id="4" svg:x="0.50000000000pt" svg:y="0.50000000000pt" draw:align="center"/>
            <draw:glue-point draw:id="5" svg:x="0.50000000000pt" svg:y="0.50000000000pt" draw:align="center"/>
          </draw:rect>
          <draw:path draw:style-name="gr4" xml:id="shape-56" draw:id="shape-56" draw:layer="" svg:width="43.78856988334pt" svg:height="3.15519839160pt" svg:x="752.59658344127pt" svg:y="384.67627031883pt" svg:viewBox="0 0 44 3" svg:d="M0 0L43.7886 0L32.8251 3.1552L10.9307 3.1552Z" calligra:nodeTypes="ccccc">
            <draw:glue-point draw:id="4" svg:x="0.50000000000pt" svg:y="0.50000000000pt" draw:align="center"/>
            <draw:glue-point draw:id="5" svg:x="0.50000000000pt" svg:y="0.50000000000pt" draw:align="center"/>
          </draw:path>
          <draw:path draw:style-name="gr5" xml:id="shape-57" draw:id="shape-57" draw:layer="" svg:width="43.78856988334pt" svg:height="3.15519839160pt" svg:x="752.59658344127pt" svg:y="384.67627031883pt" svg:viewBox="0 0 44 3" svg:d="M0 0L43.7886 0L32.8251 3.1552L10.9307 3.1552Z" calligra:nodeTypes="ccccc">
            <draw:glue-point draw:id="4" svg:x="0.50000000000pt" svg:y="0.50000000000pt" draw:align="center"/>
            <draw:glue-point draw:id="5" svg:x="0.50000000000pt" svg:y="0.50000000000pt" draw:align="center"/>
          </draw:path>
          <draw:rect draw:style-name="gr4" xml:id="shape-58" draw:id="shape-58" draw:layer="" svg:width="21.92368175014pt" svg:height="3.41057467862pt" svg:x="763.57485886038pt" svg:y="388.08684499745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5" xml:id="shape-59" draw:id="shape-59" draw:layer="" svg:width="21.92368175014pt" svg:height="3.41057467862pt" svg:x="763.57485886038pt" svg:y="388.08684499745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4" xml:id="shape-60" draw:id="shape-60" draw:layer="" svg:width="43.81449441219pt" svg:height="3.41057467862pt" svg:x="752.59658344127pt" svg:y="391.49741967607pt">
            <draw:glue-point draw:id="4" svg:x="0.50000000000pt" svg:y="0.50000000000pt" draw:align="center"/>
            <draw:glue-point draw:id="5" svg:x="0.50000000000pt" svg:y="0.50000000000pt" draw:align="center"/>
          </draw:rect>
          <draw:rect draw:style-name="gr5" xml:id="shape-61" draw:id="shape-61" draw:layer="" svg:width="43.81449441219pt" svg:height="3.41057467862pt" svg:x="752.59658344127pt" svg:y="391.49741967607pt">
            <draw:glue-point draw:id="4" svg:x="0.50000000000pt" svg:y="0.50000000000pt" draw:align="center"/>
            <draw:glue-point draw:id="5" svg:x="0.50000000000pt" svg:y="0.50000000000pt" draw:align="center"/>
          </draw:rect>
          <draw:glue-point draw:id="4" svg:x="-50%" svg:y="0%"/>
          <draw:glue-point draw:id="5" svg:x="50%" svg:y="0%"/>
          <draw:glue-point draw:id="6" svg:x="0%" svg:y="-50%"/>
          <draw:glue-point draw:id="7" svg:x="0%" svg:y="50%"/>
          <draw:glue-point draw:id="8" svg:x="-50%" svg:y="-50%"/>
          <draw:glue-point draw:id="9" svg:x="-50%" svg:y="33.33%"/>
          <draw:glue-point draw:id="10" svg:x="50%" svg:y="-50%"/>
          <draw:glue-point draw:id="11" svg:x="50%" svg:y="33.33%"/>
          <draw:glue-point draw:id="12" svg:x="-33.3301%" svg:y="50%"/>
          <draw:glue-point draw:id="13" svg:x="33.33%" svg:y="50%"/>
          <draw:glue-point draw:id="14" svg:x="2.78%" svg:y="2.78%"/>
          <draw:glue-point draw:id="15" svg:x="0.50000000000pt" svg:y="0.50000000000pt" draw:align="center"/>
        </draw:g>
        <draw:connector draw:style-name="gr7" xml:id="shape-62" draw:id="shape-62" draw:layer="" draw:type="standard" draw:start-shape="shape-46" draw:start-glue-point="1" draw:end-shape="shape-49" draw:end-glue-point="3" svg:d="M0 0.113321L20 0.113321L20 0.0566604L17.4856 0.0566604L17.4856 0L17.4856 0L37.4856 0" svg:viewBox="0 0 37 0"/>
        <draw:connector draw:style-name="gr8" xml:id="shape-63" draw:id="shape-63" draw:layer="" draw:type="standard" draw:start-shape="shape-5" draw:start-glue-point="2" draw:end-shape="shape-26" draw:end-glue-point="0" svg:d="M234.786 0L234.786 20L234.786 94.9639L0 94.9639L0 169.928L0 189.928" svg:viewBox="0 0 235 190"/>
        <draw:connector draw:style-name="gr8" xml:id="shape-64" draw:id="shape-64" draw:layer="" draw:type="standard" draw:start-shape="shape-46" draw:start-glue-point="0" draw:end-shape="shape-6" draw:end-glue-point="2" svg:d="M194.603 190.641L194.603 170.641L194.603 95.3205L0 95.3205L0 20L0 0" svg:viewBox="0 0 195 191"/>
        <draw:connector draw:style-name="gr8" xml:id="shape-65" draw:id="shape-65" draw:layer="" draw:type="standard" draw:start-shape="shape-5" draw:start-glue-point="1" draw:end-shape="shape-8" draw:end-glue-point="3" svg:d="M0 2.84217e-14L20 2.84217e-14L20 1.42109e-14L16.8605 1.42109e-14L16.8605 0L16.8605 0L36.8605 0" svg:viewBox="0 0 37 0"/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text:notes-configuration text:note-class="footnote" text:start-value="1" style:num-format="1" text:start-numbering-at="document" text:footnotes-position="page"/>
    <text:notes-configuration text:note-class="endnote" text:start-value="1" style:num-format="1" text:start-numbering-at="document" text:footnotes-position="page"/>
    <text:bibliography-configuration text:prefix="[" text:suffix="]" text:numbered-entries="false" text:sort-by-position="true"/>
  </office:styles>
  <office:automatic-styles>
    <style:style style:name="dp1" style:family="drawing-page"/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="28.080000000000002pt" fo:padding="0.000000000000000pt" fo:page-height="595.276621799999930pt" fo:page-width="841.891222259999950pt" style:print-orientation="landscape"/>
    </style:page-layout>
  </office:automatic-styles>
  <office:master-styles>
    <style:master-page style:name="Default1" draw:style-name="dp1" style:display-name="empty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6.2</meta:generator>
    <dc:title/>
    <meta:initial-creator>Unknown</meta:initial-creator>
    <meta:editing-cycles>2</meta:editing-cycles>
    <dc:date>2013-06-28T02:53:47</dc:date>
    <meta:creation-date>2013-06-28T02:31:59</meta:creation-date>
    <dc:creator>Justin</dc:creator>
  </office:meta>
</office:document-meta>
</file>